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B4484BDE937C0F52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515cm, 4.689cm, 12.996cm, 2.092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45cm" svg:height="20.999cm" svg:x="1.092cm" svg:y="2.892cm">
          <draw:image xlink:href="Pictures/10000000000005E8000007E0B4484BDE937C0F52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1-10T15:55:00.357150763</dc:date>
    <meta:editing-duration>PT3M33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